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9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6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0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0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20" office:value-type="string" calcext:value-type="string" table:number-columns-spanned="1" table:number-rows-spanned="2">
            <text:p>Lp</text:p>
          </table:table-cell>
          <table:table-cell table:style-name="ce126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0"/>
          <table:covered-table-cell table:style-name="ce126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4.75;&quot;tak&quot;;&quot;nie&quot;)" office:value-type="string" office:string-value="nie" calcext:value-type="string">
            <text:p>nie</text:p>
          </table:table-cell>
          <table:table-cell table:style-name="ce17" table:formula="of:=IF([.K4]&gt;=4.75;IF([.K4]&gt;4.85;IF([.K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4.75;&quot;tak&quot;;&quot;nie&quot;)" office:value-type="string" office:string-value="tak" calcext:value-type="string">
            <text:p>tak</text:p>
          </table:table-cell>
          <table:table-cell table:style-name="ce17" table:formula="of:=IF([.K5]&gt;=4.75;IF([.K5]&gt;4.85;IF([.K5]&gt;5;&quot;pióro&quot;;&quot;książka&quot;);&quot;dyplom&quot;);&quot;brak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4.75;&quot;tak&quot;;&quot;nie&quot;)" office:value-type="string" office:string-value="nie" calcext:value-type="string">
            <text:p>nie</text:p>
          </table:table-cell>
          <table:table-cell table:style-name="ce17" table:formula="of:=IF([.K6]&gt;=4.75;IF([.K6]&gt;4.85;IF([.K6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4.75;&quot;tak&quot;;&quot;nie&quot;)" office:value-type="string" office:string-value="nie" calcext:value-type="string">
            <text:p>nie</text:p>
          </table:table-cell>
          <table:table-cell table:style-name="ce17" table:formula="of:=IF([.K7]&gt;=4.75;IF([.K7]&gt;4.85;IF([.K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71428571428571" calcext:value-type="float">
            <text:p>3,71</text:p>
          </table:table-cell>
          <table:table-cell table:style-name="ce28" table:formula="of:=IF([.K8]&gt;4.75;&quot;tak&quot;;&quot;nie&quot;)" office:value-type="string" office:string-value="nie" calcext:value-type="string">
            <text:p>nie</text:p>
          </table:table-cell>
          <table:table-cell table:style-name="ce17" table:formula="of:=IF([.K8]&gt;=4.75;IF([.K8]&gt;4.85;IF([.K8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.14285714285714" calcext:value-type="float">
            <text:p>4,14</text:p>
          </table:table-cell>
          <table:table-cell table:style-name="ce28" table:formula="of:=IF([.K9]&gt;4.75;&quot;tak&quot;;&quot;nie&quot;)" office:value-type="string" office:string-value="nie" calcext:value-type="string">
            <text:p>nie</text:p>
          </table:table-cell>
          <table:table-cell table:style-name="ce17" table:formula="of:=IF([.K9]&gt;=4.75;IF([.K9]&gt;4.85;IF([.K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4.75;&quot;tak&quot;;&quot;nie&quot;)" office:value-type="string" office:string-value="nie" calcext:value-type="string">
            <text:p>nie</text:p>
          </table:table-cell>
          <table:table-cell table:style-name="ce17" table:formula="of:=IF([.K10]&gt;=4.75;IF([.K10]&gt;4.85;IF([.K1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4.75;&quot;tak&quot;;&quot;nie&quot;)" office:value-type="string" office:string-value="nie" calcext:value-type="string">
            <text:p>nie</text:p>
          </table:table-cell>
          <table:table-cell table:style-name="ce17" table:formula="of:=IF([.K11]&gt;=4.75;IF([.K11]&gt;4.85;IF([.K1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4.75;&quot;tak&quot;;&quot;nie&quot;)" office:value-type="string" office:string-value="nie" calcext:value-type="string">
            <text:p>nie</text:p>
          </table:table-cell>
          <table:table-cell table:style-name="ce17" table:formula="of:=IF([.K12]&gt;=4.75;IF([.K12]&gt;4.85;IF([.K1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4.75;&quot;tak&quot;;&quot;nie&quot;)" office:value-type="string" office:string-value="nie" calcext:value-type="string">
            <text:p>nie</text:p>
          </table:table-cell>
          <table:table-cell table:style-name="ce17" table:formula="of:=IF([.K13]&gt;=4.75;IF([.K13]&gt;4.85;IF([.K13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4.75;&quot;tak&quot;;&quot;nie&quot;)" office:value-type="string" office:string-value="nie" calcext:value-type="string">
            <text:p>nie</text:p>
          </table:table-cell>
          <table:table-cell table:style-name="ce17" table:formula="of:=IF([.K14]&gt;=4.75;IF([.K14]&gt;4.85;IF([.K1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4.75;&quot;tak&quot;;&quot;nie&quot;)" office:value-type="string" office:string-value="nie" calcext:value-type="string">
            <text:p>nie</text:p>
          </table:table-cell>
          <table:table-cell table:style-name="ce17" table:formula="of:=IF([.K15]&gt;=4.75;IF([.K15]&gt;4.85;IF([.K1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4.75;&quot;tak&quot;;&quot;nie&quot;)" office:value-type="string" office:string-value="tak" calcext:value-type="string">
            <text:p>tak</text:p>
          </table:table-cell>
          <table:table-cell table:style-name="ce17" table:formula="of:=IF([.K16]&gt;=4.75;IF([.K16]&gt;4.85;IF([.K16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4.75;&quot;tak&quot;;&quot;nie&quot;)" office:value-type="string" office:string-value="nie" calcext:value-type="string">
            <text:p>nie</text:p>
          </table:table-cell>
          <table:table-cell table:style-name="ce17" table:formula="of:=IF([.K17]&gt;=4.75;IF([.K17]&gt;4.85;IF([.K1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4.75;&quot;tak&quot;;&quot;nie&quot;)" office:value-type="string" office:string-value="tak" calcext:value-type="string">
            <text:p>tak</text:p>
          </table:table-cell>
          <table:table-cell table:style-name="ce17" table:formula="of:=IF([.K18]&gt;=4.75;IF([.K18]&gt;4.85;IF([.K18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4.75;&quot;tak&quot;;&quot;nie&quot;)" office:value-type="string" office:string-value="nie" calcext:value-type="string">
            <text:p>nie</text:p>
          </table:table-cell>
          <table:table-cell table:style-name="ce17" table:formula="of:=IF([.K19]&gt;=4.75;IF([.K19]&gt;4.85;IF([.K1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4.75;&quot;tak&quot;;&quot;nie&quot;)" office:value-type="string" office:string-value="nie" calcext:value-type="string">
            <text:p>nie</text:p>
          </table:table-cell>
          <table:table-cell table:style-name="ce17" table:formula="of:=IF([.K20]&gt;=4.75;IF([.K20]&gt;4.85;IF([.K2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4.75;&quot;tak&quot;;&quot;nie&quot;)" office:value-type="string" office:string-value="nie" calcext:value-type="string">
            <text:p>nie</text:p>
          </table:table-cell>
          <table:table-cell table:style-name="ce17" table:formula="of:=IF([.K21]&gt;=4.75;IF([.K21]&gt;4.85;IF([.K2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4.75;&quot;tak&quot;;&quot;nie&quot;)" office:value-type="string" office:string-value="nie" calcext:value-type="string">
            <text:p>nie</text:p>
          </table:table-cell>
          <table:table-cell table:style-name="ce17" table:formula="of:=IF([.K22]&gt;=4.75;IF([.K22]&gt;4.85;IF([.K2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4.75;&quot;tak&quot;;&quot;nie&quot;)" office:value-type="string" office:string-value="nie" calcext:value-type="string">
            <text:p>nie</text:p>
          </table:table-cell>
          <table:table-cell table:style-name="ce17" table:formula="of:=IF([.K23]&gt;=4.75;IF([.K23]&gt;4.85;IF([.K23]&gt;5;&quot;pióro&quot;;&quot;książka&quot;);&quot;dyplom&quot;);&quot;brak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4.75;&quot;tak&quot;;&quot;nie&quot;)" office:value-type="string" office:string-value="nie" calcext:value-type="string">
            <text:p>nie</text:p>
          </table:table-cell>
          <table:table-cell table:style-name="ce17" table:formula="of:=IF([.K24]&gt;=4.75;IF([.K24]&gt;4.85;IF([.K2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7:.K24])" office:value-type="float" office:value="3.64484126984127" calcext:value-type="float">
            <text:p>3,64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[.C10]^2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[.C11]^2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[.C12]^2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[.C13]^2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72" calcext:value-type="float">
            <text:p>1,72</text:p>
          </table:table-cell>
          <table:table-cell table:style-name="ce51"/>
          <table:table-cell table:style-name="ce53" table:formula="of:=IF([.D14]&lt;18.5;&quot;niedowaga&quot;;IF([.D14]&lt;25;&quot;norma&quot;;IF([.D14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8" office:value-type="string" calcext:value-type="string">
            <text:p>Lp.</text:p>
          </table:table-cell>
          <table:table-cell table:style-name="ce158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DATEDIF([.C4];[.D4];&quot;d&quot;)" office:value-type="float" office:value="10" calcext:value-type="float">
            <text:p>10</text:p>
          </table:table-cell>
          <table:table-cell table:style-name="ce80" table:formula="of:=PRODUCT([.E4]*[.G20]*[.G4])" office:value-type="float" office:value="1710" calcext:value-type="float">
            <text:p>1 710,00 zł</text:p>
          </table:table-cell>
          <table:table-cell table:style-name="ce80" table:formula="of:=PRODUCT([.E4]*[.G21]*[.G4])" office:value-type="float" office:value="2400" calcext:value-type="float">
            <text:p>2 400,00 zł</text:p>
          </table:table-cell>
          <table:table-cell table:style-name="ce77" table:formula="of:=SUM([.H4]+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5];[.D5];&quot;d&quot;)" office:value-type="float" office:value="8" calcext:value-type="float">
            <text:p>8</text:p>
          </table:table-cell>
          <table:table-cell table:style-name="ce81" office:value-type="float" office:value="0" calcext:value-type="float">
            <text:p>0,00 zł</text:p>
          </table:table-cell>
          <table:table-cell table:style-name="ce80" table:formula="of:=PRODUCT([.E5]*[.G21]*[.G5])" office:value-type="float" office:value="1280" calcext:value-type="float">
            <text:p>1 280,00 zł</text:p>
          </table:table-cell>
          <table:table-cell table:style-name="ce77" table:formula="of:=SUM([.H5]+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6];[.D6];&quot;d&quot;)" office:value-type="float" office:value="13" calcext:value-type="float">
            <text:p>13</text:p>
          </table:table-cell>
          <table:table-cell table:style-name="ce81" office:value-type="float" office:value="0" calcext:value-type="float">
            <text:p>0,00 zł</text:p>
          </table:table-cell>
          <table:table-cell table:style-name="ce80" table:formula="of:=PRODUCT([.E6]*[.G21]*[.G6])" office:value-type="float" office:value="1040" calcext:value-type="float">
            <text:p>1 040,00 zł</text:p>
          </table:table-cell>
          <table:table-cell table:style-name="ce77" table:formula="of:=SUM([.H6]+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7];[.D7];&quot;d&quot;)" office:value-type="float" office:value="10" calcext:value-type="float">
            <text:p>10</text:p>
          </table:table-cell>
          <table:table-cell table:style-name="ce81" table:formula="of:=PRODUCT([.E7]*[.G20]*[.G7])" office:value-type="float" office:value="2280" calcext:value-type="float">
            <text:p>2 280,00 zł</text:p>
          </table:table-cell>
          <table:table-cell table:style-name="ce80" table:formula="of:=PRODUCT([.E7]*[.G21]*[.G7])" office:value-type="float" office:value="3200" calcext:value-type="float">
            <text:p>3 200,00 zł</text:p>
          </table:table-cell>
          <table:table-cell table:style-name="ce77" table:formula="of:=SUM([.H7]+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8];[.D8];&quot;d&quot;)" office:value-type="float" office:value="13" calcext:value-type="float">
            <text:p>13</text:p>
          </table:table-cell>
          <table:table-cell table:style-name="ce81" office:value-type="float" office:value="0" calcext:value-type="float">
            <text:p>0,00 zł</text:p>
          </table:table-cell>
          <table:table-cell table:style-name="ce80" table:formula="of:=PRODUCT([.E8]*[.G21]*[.G8])" office:value-type="float" office:value="2080" calcext:value-type="float">
            <text:p>2 080,00 zł</text:p>
          </table:table-cell>
          <table:table-cell table:style-name="ce77" table:formula="of:=SUM([.H8]+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9];[.D9];&quot;d&quot;)" office:value-type="float" office:value="40" calcext:value-type="float">
            <text:p>40</text:p>
          </table:table-cell>
          <table:table-cell table:style-name="ce81" table:formula="of:=PRODUCT([.E9]*[.G20]*[.G9])" office:value-type="float" office:value="4560" calcext:value-type="float">
            <text:p>4 560,00 zł</text:p>
          </table:table-cell>
          <table:table-cell table:style-name="ce80" table:formula="of:=PRODUCT([.E9]*[.G21]*[.G9])" office:value-type="float" office:value="6400" calcext:value-type="float">
            <text:p>6 400,00 zł</text:p>
          </table:table-cell>
          <table:table-cell table:style-name="ce77" table:formula="of:=SUM([.H9]+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0];[.D10];&quot;d&quot;)" office:value-type="float" office:value="24" calcext:value-type="float">
            <text:p>24</text:p>
          </table:table-cell>
          <table:table-cell table:style-name="ce81" table:formula="of:=PRODUCT([.E10]*[.G20]*[.G10])" office:value-type="float" office:value="4104" calcext:value-type="float">
            <text:p>4 104,00 zł</text:p>
          </table:table-cell>
          <table:table-cell table:style-name="ce80" table:formula="of:=PRODUCT([.E10]*[.G21]*[.G10])" office:value-type="float" office:value="5760" calcext:value-type="float">
            <text:p>5 760,00 zł</text:p>
          </table:table-cell>
          <table:table-cell table:style-name="ce77" table:formula="of:=SUM([.H10]+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1];[.D11];&quot;d&quot;)" office:value-type="float" office:value="8" calcext:value-type="float">
            <text:p>8</text:p>
          </table:table-cell>
          <table:table-cell table:style-name="ce81" table:formula="of:=PRODUCT([.E11]*[.G20]*[.G11])" office:value-type="float" office:value="1824" calcext:value-type="float">
            <text:p>1 824,00 zł</text:p>
          </table:table-cell>
          <table:table-cell table:style-name="ce80" table:formula="of:=PRODUCT([.E11]*[.G21]*[.G11])" office:value-type="float" office:value="2560" calcext:value-type="float">
            <text:p>2 560,00 zł</text:p>
          </table:table-cell>
          <table:table-cell table:style-name="ce77" table:formula="of:=SUM([.H11]+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2];[.D12];&quot;d&quot;)" office:value-type="float" office:value="13" calcext:value-type="float">
            <text:p>13</text:p>
          </table:table-cell>
          <table:table-cell table:style-name="ce81" table:formula="of:=PRODUCT([.E12]*[.G20]*[.G12])" office:value-type="float" office:value="2223" calcext:value-type="float">
            <text:p>2 223,00 zł</text:p>
          </table:table-cell>
          <table:table-cell table:style-name="ce80" table:formula="of:=PRODUCT([.E12]*[.G21]*[.G12])" office:value-type="float" office:value="3120" calcext:value-type="float">
            <text:p>3 120,00 zł</text:p>
          </table:table-cell>
          <table:table-cell table:style-name="ce77" table:formula="of:=SUM([.H12]+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DATEDIF([.C13];[.D13];&quot;d&quot;)" office:value-type="float" office:value="28" calcext:value-type="float">
            <text:p>28</text:p>
          </table:table-cell>
          <table:table-cell table:style-name="ce82" office:value-type="float" office:value="0" calcext:value-type="float">
            <text:p>0,00 zł</text:p>
          </table:table-cell>
          <table:table-cell table:style-name="ce80" table:formula="of:=PRODUCT([.E13]*[.G21]*[.G13])" office:value-type="float" office:value="4480" calcext:value-type="float">
            <text:p>4 480,00 zł</text:p>
          </table:table-cell>
          <table:table-cell table:style-name="ce77" table:formula="of:=SUM([.H13]+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58" office:value-type="string" calcext:value-type="string" table:number-columns-spanned="2" table:number-rows-spanned="1">
            <text:p>Średnio</text:p>
          </table:table-cell>
          <table:covered-table-cell table:style-name="ce158"/>
          <table:table-cell table:style-name="ce68" table:number-columns-repeated="2"/>
          <table:table-cell table:style-name="ce68" table:formula="of:=AVERAGE([.E4:.E13])" office:value-type="float" office:value="2.6" calcext:value-type="float">
            <text:p>2,6</text:p>
          </table:table-cell>
          <table:table-cell table:style-name="ce68"/>
          <table:table-cell table:style-name="ce68" table:formula="of:=AVERAGE([.G4:.G13])" office:value-type="float" office:value="16.7" calcext:value-type="float">
            <text:p>16,7</text:p>
          </table:table-cell>
          <table:table-cell table:style-name="ce83" table:formula="of:=AVERAGE([.H4:.H13])" office:value-type="float" office:value="1670.1" calcext:value-type="float">
            <text:p>1 670,10 zł</text:p>
          </table:table-cell>
          <table:table-cell table:style-name="ce83" table:formula="of:=AVERAGE([.I4:.I13])" office:value-type="float" office:value="3232" calcext:value-type="float">
            <text:p>3 232,00 zł</text:p>
          </table:table-cell>
          <table:table-cell table:style-name="ce86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formula="of:=PRODUCT([.B3]*0.15)" office:value-type="float" office:value="51.75" calcext:value-type="float">
            <text:p>51,75 zł</text:p>
          </table:table-cell>
          <table:table-cell table:style-name="ce90" table:formula="of:=[.B3]-([.B3]*0.1)" office:value-type="float" office:value="310.5" calcext:value-type="float">
            <text:p>310,50 zł</text:p>
          </table:table-cell>
          <table:table-cell table:style-name="ce90" table:formula="of:= [.B3] + [.C3] + [.D3]" office:value-type="float" office:value="707.25" calcext:value-type="float">
            <text:p>707,25 zł</text:p>
          </table:table-cell>
          <table:table-cell table:style-name="ce90" table:formula="of:= [.E3] * 0.21" office:value-type="float" office:value="148.5225" calcext:value-type="float">
            <text:p>148,52 zł</text:p>
          </table:table-cell>
          <table:table-cell table:style-name="ce90" table:formula="of:=[.E3]-[.F3]" office:value-type="float" office:value="558.7275" calcext:value-type="float">
            <text:p>558,7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PRODUCT([.B4]*0.15)" office:value-type="float" office:value="57" calcext:value-type="float">
            <text:p>57,00 zł</text:p>
          </table:table-cell>
          <table:table-cell table:style-name="ce90" table:formula="of:=[.B4]-([.B4]*0.2)" office:value-type="float" office:value="304" calcext:value-type="float">
            <text:p>304,00 zł</text:p>
          </table:table-cell>
          <table:table-cell table:style-name="ce90" table:formula="of:= [.B4] + [.C4] + [.D4]" office:value-type="float" office:value="741" calcext:value-type="float">
            <text:p>741,00 zł</text:p>
          </table:table-cell>
          <table:table-cell table:style-name="ce90" table:formula="of:= [.E4] * 0.21" office:value-type="float" office:value="155.61" calcext:value-type="float">
            <text:p>155,61 zł</text:p>
          </table:table-cell>
          <table:table-cell table:style-name="ce90" table:formula="of:=[.E4]-[.F4]" office:value-type="float" office:value="585.39" calcext:value-type="float">
            <text:p>585,3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PRODUCT([.B5]*0.15)" office:value-type="float" office:value="57" calcext:value-type="float">
            <text:p>57,00 zł</text:p>
          </table:table-cell>
          <table:table-cell table:style-name="ce90" table:formula="of:=[.B5]-([.B5]*0.2)" office:value-type="float" office:value="304" calcext:value-type="float">
            <text:p>304,00 zł</text:p>
          </table:table-cell>
          <table:table-cell table:style-name="ce90" table:formula="of:= [.B5] + [.C5] + [.D5]" office:value-type="float" office:value="741" calcext:value-type="float">
            <text:p>741,00 zł</text:p>
          </table:table-cell>
          <table:table-cell table:style-name="ce90" table:formula="of:= [.E5] * 0.21" office:value-type="float" office:value="155.61" calcext:value-type="float">
            <text:p>155,61 zł</text:p>
          </table:table-cell>
          <table:table-cell table:style-name="ce90" table:formula="of:=[.E5]-[.F5]" office:value-type="float" office:value="585.39" calcext:value-type="float">
            <text:p>585,3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0" table:formula="of:=PRODUCT([.B6]*0.15)" office:value-type="float" office:value="61.5" calcext:value-type="float">
            <text:p>61,50 zł</text:p>
          </table:table-cell>
          <table:table-cell table:style-name="ce90" table:formula="of:=[.B6]-([.B6]*0.3)" office:value-type="float" office:value="287" calcext:value-type="float">
            <text:p>287,00 zł</text:p>
          </table:table-cell>
          <table:table-cell table:style-name="ce90" table:formula="of:= [.B6] + [.C6] + [.D6]" office:value-type="float" office:value="758.5" calcext:value-type="float">
            <text:p>758,50 zł</text:p>
          </table:table-cell>
          <table:table-cell table:style-name="ce90" table:formula="of:= [.E6] * 0.21" office:value-type="float" office:value="159.285" calcext:value-type="float">
            <text:p>159,29 zł</text:p>
          </table:table-cell>
          <table:table-cell table:style-name="ce90" table:formula="of:=[.E6]-[.F6]" office:value-type="float" office:value="599.215" calcext:value-type="float">
            <text:p>599,22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PRODUCT([.B7]*0.15)" office:value-type="float" office:value="52.5" calcext:value-type="float">
            <text:p>52,50 zł</text:p>
          </table:table-cell>
          <table:table-cell table:style-name="ce90" table:formula="of:=[.B7]-([.B7]*0.1)" office:value-type="float" office:value="315" calcext:value-type="float">
            <text:p>315,00 zł</text:p>
          </table:table-cell>
          <table:table-cell table:style-name="ce90" table:formula="of:= [.B7] + [.C7] + [.D7]" office:value-type="float" office:value="717.5" calcext:value-type="float">
            <text:p>717,50 zł</text:p>
          </table:table-cell>
          <table:table-cell table:style-name="ce90" table:formula="of:= [.E7] * 0.21" office:value-type="float" office:value="150.675" calcext:value-type="float">
            <text:p>150,68 zł</text:p>
          </table:table-cell>
          <table:table-cell table:style-name="ce90" table:formula="of:=[.E7]-[.F7]" office:value-type="float" office:value="566.825" calcext:value-type="float">
            <text:p>566,8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PRODUCT([.B8]*0.15)" office:value-type="float" office:value="52.5" calcext:value-type="float">
            <text:p>52,50 zł</text:p>
          </table:table-cell>
          <table:table-cell table:style-name="ce90" table:formula="of:=[.B8]-([.B8]*0.1)" office:value-type="float" office:value="315" calcext:value-type="float">
            <text:p>315,00 zł</text:p>
          </table:table-cell>
          <table:table-cell table:style-name="ce90" table:formula="of:= [.B8] + [.C8] + [.D8]" office:value-type="float" office:value="717.5" calcext:value-type="float">
            <text:p>717,50 zł</text:p>
          </table:table-cell>
          <table:table-cell table:style-name="ce90" table:formula="of:= [.E8] * 0.21" office:value-type="float" office:value="150.675" calcext:value-type="float">
            <text:p>150,68 zł</text:p>
          </table:table-cell>
          <table:table-cell table:style-name="ce90" table:formula="of:=[.E8]-[.F8]" office:value-type="float" office:value="566.825" calcext:value-type="float">
            <text:p>566,8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 table:formula="of:=IF(OR(AND([.C10]&lt;[.J1];[.D10]&lt;[.J2]);[.E10]&lt;[.J3]);[.C10]*[.J4];[.C10]*[.J5])" office:value-type="float" office:value="2400" calcext:value-type="float">
            <text:p>2400</text:p>
          </table:table-cell>
          <table:table-cell table:style-name="ce100" table:formula="of:=SUM([.C10]+[.F10])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 table:formula="of:=IF(OR(AND([.C11]&lt;[.J1];[.D11]&lt;[.J2]);[.E11]&lt;[.J3]);[.C11]*[.J4];[.C11]*[.J5])" office:value-type="float" office:value="1700" calcext:value-type="float">
            <text:p>1700</text:p>
          </table:table-cell>
          <table:table-cell table:style-name="ce100" table:formula="of:=SUM([.C11]+[.F11])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 table:formula="of:=IF(OR(AND([.C12]&lt;[.J1];[.D12]&lt;[.J2]);[.E12]&lt;[.J3]);[.C12]*[.J4];[.C12]*[.J5])" office:value-type="float" office:value="1800" calcext:value-type="float">
            <text:p>1800</text:p>
          </table:table-cell>
          <table:table-cell table:style-name="ce100" table:formula="of:=SUM([.C12]+[.F12])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 table:formula="of:=IF(OR(AND([.C13]&lt;[.J1];[.D13]&lt;[.J2]);[.E13]&lt;[.J3]);[.C13]*[.J4];[.C13]*[.J5])" office:value-type="float" office:value="1050" calcext:value-type="float">
            <text:p>1050</text:p>
          </table:table-cell>
          <table:table-cell table:style-name="ce100" table:formula="of:=SUM([.C13]+[.F13])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 table:formula="of:=IF(OR(AND([.C14]&lt;[.J1];[.D14]&lt;[.J2]);[.E14]&lt;[.J3]);[.C14]*[.J4];[.C14]*[.J5])" office:value-type="float" office:value="1400" calcext:value-type="float">
            <text:p>1400</text:p>
          </table:table-cell>
          <table:table-cell table:style-name="ce100" table:formula="of:=SUM([.C14]+[.F14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 table:formula="of:=IF(OR(AND([.C15]&lt;[.J1];[.D15]&lt;[.J2]);[.E15]&lt;37);[.C15]*[.J4];[.C15]*[.J5])" office:value-type="float" office:value="1550" calcext:value-type="float">
            <text:p>1550</text:p>
          </table:table-cell>
          <table:table-cell table:style-name="ce100" table:formula="of:=SUM([.C15]+[.F15])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 table:formula="of:=IF(OR(AND([.C16]&lt;[.J1];[.D16]&lt;[.J2]);[.E16]&lt;[.J3]);[.C16]*[.J4];[.C16]*[.J5])" office:value-type="float" office:value="1400" calcext:value-type="float">
            <text:p>1400</text:p>
          </table:table-cell>
          <table:table-cell table:style-name="ce100" table:formula="of:=SUM([.C16]+[.F16])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 table:formula="of:=IF(OR(AND([.C17]&lt;[.J1];[.D17]&lt;[.J2]);[.E17]&lt;[.J3]);[.C17]*[.J4];[.C17]*[.J5])" office:value-type="float" office:value="1900" calcext:value-type="float">
            <text:p>1900</text:p>
          </table:table-cell>
          <table:table-cell table:style-name="ce100" table:formula="of:=SUM([.C17]+[.F17])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 table:formula="of:=IF(OR(AND([.C18]&lt;[.J1];[.D18]&lt;[.J2]);[.E18]&lt;[.J3]);[.C18]*[.J4];[.C18]*[.J5])" office:value-type="float" office:value="2100" calcext:value-type="float">
            <text:p>2100</text:p>
          </table:table-cell>
          <table:table-cell table:style-name="ce100" table:formula="of:=SUM([.C18]+[.F18])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 table:formula="of:=IF(OR(AND([.C19]&lt;[.J1];[.D19]&lt;[.J2]);[.E19]&lt;[.J3]);[.C19]*[.J4];[.C19]*[.J4])" office:value-type="float" office:value="4400" calcext:value-type="float">
            <text:p>4400</text:p>
          </table:table-cell>
          <table:table-cell table:style-name="ce100" table:formula="of:=SUM([.C19]+[.F19])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 table:formula="of:=IF(OR(AND([.C20]&lt;[.J1];[.D20]&lt;[.J2]);[.E20]&lt;[.J3]);[.C20]*[.J4];[.C20]*[.J5])" office:value-type="float" office:value="2700" calcext:value-type="float">
            <text:p>2700</text:p>
          </table:table-cell>
          <table:table-cell table:style-name="ce100" table:formula="of:=SUM([.C20]+[.F20])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 table:formula="of:=IF(OR(AND([.C21]&lt;[.J1];[.D21]&lt;[.J2]);[.E21]&lt;[.J3]);[.C21]*[.J4];[.C21]*[.J5])" office:value-type="float" office:value="3300" calcext:value-type="float">
            <text:p>3300</text:p>
          </table:table-cell>
          <table:table-cell table:style-name="ce100" table:formula="of:=SUM([.C21]+[.F21])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 table:formula="of:=IF(OR(AND([.C22]&lt;[.J1];[.D22]&lt;[.J2]);[.E22]&lt;[.J3]);[.C22]*[.J4];[.C22]*[.J6])" office:value-type="float" office:value="1100" calcext:value-type="float">
            <text:p>1100</text:p>
          </table:table-cell>
          <table:table-cell table:style-name="ce100" table:formula="of:=SUM([.C22]+[.F22])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 table:formula="of:=IF(OR(AND([.C23]&lt;[.J1];[.D23]&lt;[.J2]);[.E23]&lt;[.J3]);[.C23]*[.J4];[.C23]*[.J5])" office:value-type="float" office:value="1400" calcext:value-type="float">
            <text:p>1400</text:p>
          </table:table-cell>
          <table:table-cell table:style-name="ce100" table:formula="of:=SUM([.C23]+[.F23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 table:formula="of:=IF(OR(AND([.C24]&lt;[.J1];[.D24]&lt;[.J2]);[.E24]&lt;[.J3]);[.C24]*[.J4];[.C24]*[.J5])" office:value-type="float" office:value="1200" calcext:value-type="float">
            <text:p>1200</text:p>
          </table:table-cell>
          <table:table-cell table:style-name="ce100" table:formula="of:=SUM([.C24]+[.F24])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7" table:formula="of:=IF(OR(AND([.C25]&lt;[.J1];[.D25]&lt;[.J12]);[.E25]&lt;[.J13]);[.C25]*[.J4];[.C25]*[.J5])" office:value-type="float" office:value="1075" calcext:value-type="float">
            <text:p>1075</text:p>
          </table:table-cell>
          <table:table-cell table:style-name="ce100" table:formula="of:=SUM([.C25]+[.F25])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12:57:37.88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7:01:05.326000000</dc:date>
    <meta:editing-cycles>14</meta:editing-cycles>
    <meta:editing-duration>PT2H49M57S</meta:editing-duration>
    <meta:generator>LibreOffice/5.4.2.2$Windows_x86 LibreOffice_project/22b09f6418e8c2d508a9eaf86b2399209b0990f4</meta:generator>
    <meta:document-statistic meta:table-count="6" meta:cell-count="675" meta:object-count="1"/>
  </office:meta>
</office:document-meta>
</file>